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7ffe" officeooo:paragraph-rsid="001e7ffe"/>
    </style:style>
    <style:style style:name="P2" style:family="paragraph" style:parent-style-name="Heading_20_3">
      <style:paragraph-properties fo:line-height="150%" fo:text-align="start" style:justify-single-word="false"/>
      <style:text-properties fo:color="#c9211e" loext:opacity="100%" fo:font-style="italic" style:text-underline-style="solid" style:text-underline-width="auto" style:text-underline-color="font-color" fo:font-weight="bold" officeooo:rsid="0031b2b1" officeooo:paragraph-rsid="00353de9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rsid="002004e1" officeooo:paragraph-rsid="002004e1"/>
    </style:style>
    <style:style style:name="P4" style:family="paragraph" style:parent-style-name="Standard">
      <style:text-properties officeooo:rsid="001e7ffe" officeooo:paragraph-rsid="001e7ffe"/>
    </style:style>
    <style:style style:name="P5" style:family="paragraph" style:parent-style-name="Standard">
      <style:paragraph-properties fo:line-height="150%"/>
      <style:text-properties officeooo:rsid="0024b202" officeooo:paragraph-rsid="002656a3"/>
    </style:style>
    <style:style style:name="P6" style:family="paragraph" style:parent-style-name="Standard">
      <style:text-properties officeooo:rsid="00272b97" officeooo:paragraph-rsid="002a2414"/>
    </style:style>
    <style:style style:name="P7" style:family="paragraph" style:parent-style-name="Standard">
      <style:text-properties fo:font-weight="bold" officeooo:rsid="0024b202" officeooo:paragraph-rsid="002a3f04" style:font-weight-asian="bold" style:font-weight-complex="bold"/>
    </style:style>
    <style:style style:name="P8" style:family="paragraph" style:parent-style-name="Standard">
      <style:text-properties fo:font-weight="bold" officeooo:rsid="0024b202" officeooo:paragraph-rsid="002656a3" style:font-weight-asian="bold" style:font-weight-complex="bold"/>
    </style:style>
    <style:style style:name="P9" style:family="paragraph" style:parent-style-name="Standard">
      <style:text-properties fo:font-weight="bold" officeooo:rsid="00272b97" officeooo:paragraph-rsid="002a2414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2b95b9" officeooo:paragraph-rsid="002b95b9"/>
    </style:style>
    <style:style style:name="P11" style:family="paragraph" style:parent-style-name="Standard">
      <style:paragraph-properties fo:line-height="150%" fo:text-align="center" style:justify-single-word="false"/>
      <style:text-properties officeooo:rsid="002b95b9" officeooo:paragraph-rsid="002cd4b3"/>
    </style:style>
    <style:style style:name="P12" style:family="paragraph" style:parent-style-name="Standard">
      <style:paragraph-properties fo:line-height="150%" fo:text-align="start" style:justify-single-word="false"/>
      <style:text-properties fo:font-style="italic" officeooo:rsid="002d4440" officeooo:paragraph-rsid="002ff787" style:font-style-asian="italic" style:font-style-complex="italic"/>
    </style:style>
    <style:style style:name="P13" style:family="paragraph" style:parent-style-name="Standard">
      <style:paragraph-properties fo:line-height="150%" fo:text-align="start" style:justify-single-word="false"/>
      <style:text-properties fo:font-style="italic" officeooo:rsid="002ff787" officeooo:paragraph-rsid="002ff787" style:font-style-asian="italic" style:font-style-complex="italic"/>
    </style:style>
    <style:style style:name="P14" style:family="paragraph" style:parent-style-name="Standard">
      <style:paragraph-properties fo:line-height="150%" fo:text-align="start" style:justify-single-word="false"/>
      <style:text-properties fo:font-style="italic" officeooo:rsid="00300388" officeooo:paragraph-rsid="00300388" style:font-style-asian="italic" style:font-style-complex="italic"/>
    </style:style>
    <style:style style:name="P15" style:family="paragraph" style:parent-style-name="Standard">
      <style:paragraph-properties fo:line-height="150%" fo:text-align="start" style:justify-single-word="false"/>
      <style:text-properties fo:font-style="italic" officeooo:rsid="00300388" officeooo:paragraph-rsid="0030de9e" style:font-style-asian="italic" style:font-style-complex="italic"/>
    </style:style>
    <style:style style:name="P16" style:family="paragraph" style:parent-style-name="Standard">
      <style:paragraph-properties fo:line-height="150%" fo:text-align="start" style:justify-single-word="false"/>
      <style:text-properties fo:font-style="italic" officeooo:rsid="0037b653" officeooo:paragraph-rsid="003bd1b0" style:font-style-asian="italic" style:font-style-complex="italic"/>
    </style:style>
    <style:style style:name="P17" style:family="paragraph" style:parent-style-name="Standard" style:list-style-name="L3">
      <style:paragraph-properties fo:line-height="150%" fo:text-align="start" style:justify-single-word="false"/>
      <style:text-properties fo:font-style="italic" officeooo:rsid="003f0313" officeooo:paragraph-rsid="003f0313" style:font-style-asian="italic" style:font-style-complex="italic"/>
    </style:style>
    <style:style style:name="P18" style:family="paragraph" style:parent-style-name="Standard">
      <style:paragraph-properties fo:line-height="150%" fo:text-align="start" style:justify-single-word="false"/>
      <style:text-properties officeooo:paragraph-rsid="003f0313"/>
    </style:style>
    <style:style style:name="P19" style:family="paragraph" style:parent-style-name="Standard" style:list-style-name="L4">
      <style:paragraph-properties fo:line-height="150%" fo:text-align="start" style:justify-single-word="false"/>
      <style:text-properties officeooo:paragraph-rsid="003f0313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32b865" officeooo:paragraph-rsid="0032b865"/>
    </style:style>
    <style:style style:name="P21" style:family="paragraph" style:parent-style-name="Standard">
      <style:paragraph-properties fo:line-height="150%" fo:text-align="start" style:justify-single-word="false"/>
      <style:text-properties fo:color="#c9211e" loext:opacity="100%" fo:font-style="italic" style:text-underline-style="solid" style:text-underline-width="auto" style:text-underline-color="font-color" fo:font-weight="bold" officeooo:rsid="0031b2b1" officeooo:paragraph-rsid="00353de9" style:font-style-asian="italic" style:font-weight-asian="bold" style:font-style-complex="italic" style:font-weight-complex="bold"/>
    </style:style>
    <style:style style:name="P22" style:family="paragraph" style:parent-style-name="Standard" style:list-style-name="L2">
      <style:paragraph-properties fo:line-height="150%" fo:text-align="start" style:justify-single-word="false"/>
      <style:text-properties fo:color="#c9211e" loext:opacity="100%" fo:font-style="italic" style:text-underline-style="solid" style:text-underline-width="auto" style:text-underline-color="font-color" fo:font-weight="bold" officeooo:rsid="003f0313" officeooo:paragraph-rsid="003f0313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line-height="150%" fo:text-align="start" style:justify-single-word="false"/>
      <style:text-properties officeooo:rsid="0040358d" officeooo:paragraph-rsid="0040b257"/>
    </style:style>
    <style:style style:name="P24" style:family="paragraph" style:parent-style-name="Standard" style:list-style-name="L5">
      <style:paragraph-properties fo:line-height="150%" fo:text-align="start" style:justify-single-word="false"/>
      <style:text-properties officeooo:rsid="0043abb6" officeooo:paragraph-rsid="0043abb6"/>
    </style:style>
    <style:style style:name="P25" style:family="paragraph" style:parent-style-name="Standard">
      <style:paragraph-properties fo:line-height="150%" fo:text-align="start" style:justify-single-word="false"/>
      <style:text-properties officeooo:rsid="0044ad2b" officeooo:paragraph-rsid="0044ad2b"/>
    </style:style>
    <style:style style:name="P26" style:family="paragraph" style:parent-style-name="Standard">
      <style:paragraph-properties fo:line-height="150%" fo:text-align="start" style:justify-single-word="false"/>
      <style:text-properties officeooo:rsid="0046d7fb" officeooo:paragraph-rsid="0046d7fb"/>
    </style:style>
    <style:style style:name="P27" style:family="paragraph" style:parent-style-name="Standard" style:list-style-name="L6">
      <style:paragraph-properties fo:line-height="150%" fo:text-align="start" style:justify-single-word="false"/>
      <style:text-properties officeooo:rsid="0046d7fb" officeooo:paragraph-rsid="0046d7fb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paragraph-properties fo:margin-top="0cm" fo:margin-bottom="0cm" style:contextual-spacing="false"/>
    </style:style>
    <style:style style:name="P30" style:family="paragraph" style:parent-style-name="Text_20_body">
      <style:text-properties fo:font-weight="bold" officeooo:rsid="002004e1" officeooo:paragraph-rsid="002004e1" style:font-weight-asian="bold" style:font-weight-complex="bold"/>
    </style:style>
    <style:style style:name="T1" style:family="text">
      <style:text-properties officeooo:rsid="002967b1"/>
    </style:style>
    <style:style style:name="T2" style:family="text">
      <style:text-properties officeooo:rsid="0029cf4c"/>
    </style:style>
    <style:style style:name="T3" style:family="text">
      <style:text-properties officeooo:rsid="002a2414"/>
    </style:style>
    <style:style style:name="T4" style:family="text">
      <style:text-properties officeooo:rsid="002ff787"/>
    </style:style>
    <style:style style:name="T5" style:family="text">
      <style:text-properties officeooo:rsid="00300388"/>
    </style:style>
    <style:style style:name="T6" style:family="text">
      <style:text-properties officeooo:rsid="0030127d"/>
    </style:style>
    <style:style style:name="T7" style:family="text">
      <style:text-properties officeooo:rsid="0030de9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f0313" style:font-style-asian="italic" style:font-style-complex="italic"/>
    </style:style>
    <style:style style:name="T10" style:family="text">
      <style:text-properties fo:font-style="italic" officeooo:rsid="0040b257" style:font-style-asian="italic" style:font-style-complex="italic"/>
    </style:style>
    <style:style style:name="T11" style:family="text">
      <style:text-properties fo:font-style="italic" officeooo:rsid="0041f9e5" style:font-style-asian="italic" style:font-style-complex="italic"/>
    </style:style>
    <style:style style:name="T12" style:family="text">
      <style:text-properties officeooo:rsid="0032057b"/>
    </style:style>
    <style:style style:name="T13" style:family="text">
      <style:text-properties officeooo:rsid="0032b865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b95b9" style:font-style-asian="normal" style:font-weight-asian="normal" style:font-style-complex="normal" style:font-weight-complex="normal"/>
    </style:style>
    <style:style style:name="T16" style:family="text">
      <style:text-properties officeooo:rsid="00353de9"/>
    </style:style>
    <style:style style:name="T17" style:family="text">
      <style:text-properties officeooo:rsid="0037f170"/>
    </style:style>
    <style:style style:name="T18" style:family="text">
      <style:text-properties officeooo:rsid="003989a1"/>
    </style:style>
    <style:style style:name="T19" style:family="text">
      <style:text-properties officeooo:rsid="003bd1b0"/>
    </style:style>
    <style:style style:name="T20" style:family="text">
      <style:text-properties officeooo:rsid="003c7a6c"/>
    </style:style>
    <style:style style:name="T21" style:family="text">
      <style:text-properties officeooo:rsid="003cdbb2"/>
    </style:style>
    <style:style style:name="T22" style:family="text">
      <style:text-properties officeooo:rsid="004720cc"/>
    </style:style>
    <style:style style:name="T23" style:family="text">
      <style:text-properties officeooo:rsid="0047eb02"/>
    </style:style>
    <style:style style:name="T24" style:family="text">
      <style:text-properties officeooo:rsid="00495be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XP:</text:p>
      <text:p text:style-name="P3"/>
      <text:p text:style-name="P3">tidlig versjoner av xp så var kunden en del av laget. </text:p>
      <text:p text:style-name="P3"/>
      <text:p text:style-name="P30">Beskriv hvordan en kunde involveres i et IT-utviklingsprosjekt ut fra følgende metodikker:</text:p>
      <text:list xml:id="list2430978157" text:style-name="L1">
        <text:list-item>
          <text:p text:style-name="P29">Scrum </text:p>
        </text:list-item>
        <text:list-item>
          <text:p text:style-name="P29">Extreme programming </text:p>
        </text:list-item>
        <text:list-item>
          <text:p text:style-name="P28">Ikke smidig metodikk </text:p>
        </text:list-item>
      </text:list>
      <text:p text:style-name="P7"><text:s/></text:p>
      <text:p text:style-name="P8"/>
      <text:p text:style-name="P9">Produkteier er en representativ av kunden, <text:span text:style-name="T3">og fungerer som et mellomledd</text:span> <text:span text:style-name="T3">mellom prosjektet og kunden.</text:span></text:p>
      <text:p text:style-name="P9"/>
      <text:p text:style-name="P6"/>
      <text:p text:style-name="P6">og har ansvaret for produkt<text:span text:style-name="T1">et. Produkteier er ansvarlig for hva som er i «product backlog», </text:span><text:span text:style-name="T3">men beslutninger tas som regel i fellesskap med alle rollene tilstede så alle forstår og kan best mulig oppfylle kundens behov</text:span></text:p>
      <text:p text:style-name="P6"/>
      <text:p text:style-name="P6"><text:span text:style-name="T1">som inneholder hvilk</text:span><text:span text:style-name="T2">en overordne egenskaper produktet skal ha, og hvilken prioritet egenskapene har. </text:span></text:p>
      <text:p text:style-name="P5"/>
      <text:p text:style-name="P10">I smidig metodikk er det korte iterasjoner, så selv om produkteier har ansvaret for prosjektet og prioriteringen av produkt backloggen, så har prosjektet fortsatt direkte og jevnlig kontakt med kunden. </text:p>
      <text:p text:style-name="P11"/>
      <text:p text:style-name="P11"/>
      <text:p text:style-name="P12">I scrum er det tre roller: Scrum master, produkteier og utviklerlaget. <text:span text:style-name="T4">Det er produkteier som representerer kunden, og er ofte en ansatt i bedriften til kunden.</text:span></text:p>
      <text:p text:style-name="P13">Produkteier fungerer som et mellomledd for prosjektet og kunden, og er ansvarlig for utvikling av produktet, men kun<text:span text:style-name="T5">den har fortsatt</text:span></text:p>
      <text:p text:style-name="P13"/>
      <text:p text:style-name="P15">I scrum blir kunden representert av produkteieren, som ofte er ansatt av kunden fra før. Produkteier har ansvaret for produktet og videreformidling av kundens ønsker. <text:span text:style-name="T6">Selv om produkteieren finnes, så er det viktig i scrum at alle holder jevn kommunikasjon med kunden slik at de får en forståelse av kundens </text:span><text:span text:style-name="T7">forventninger</text:span><text:span text:style-name="T6">, og få tilbakemeldinger når kunden tester produktet underveis, så de kan gi beskjed om du er på riktig vei. </text:span><text:span text:style-name="T7">Typisk kommunikasjonen kan være i form av demo av produktfunksjonalitet, brukertesting og kundeintervju. Den jevne kontakten er for å </text:span></text:p>
      <text:p text:style-name="P14"/>
      <text:p text:style-name="P21"/>
      <text:h text:style-name="P2" text:outline-level="3"><text:soft-page-break/>Oppgave 1a - 5 poeng</text:h>
      <text:p text:style-name="Text_20_body">Beskriv hvordan en kunde involveres i et IT-utviklingsprosjekt ut fra følgende metodikker:</text:p>
      <text:list xml:id="list3765176740" text:style-name="L2">
        <text:list-item>
          <text:p text:style-name="P22">Scrum:</text:p>
        </text:list-item>
      </text:list>
      <text:p text:style-name="P21">I scrum <text:span text:style-name="T13">blir direkte kontakt med kunden oppfordret</text:span><text:span text:style-name="T12">, i form av jevnlig kommunikasjon med alle i prosjektet med kundeintervju, produktfunksjonalitet, brukertesting og andre måter for å forstå kundens behov og passe på at prosjektet blir satt tilbake på spor om den skulle falle av. <text:s/></text:span><text:span text:style-name="T16">En av årsakene til at kunden er sentral i scrum er for å hindre motsigelser og overlapping fra kunden, da kunden er flere mennesker med ulike behov og ideer, med jevn kontakt kan disse problemene komme til lys og løses.</text:span></text:p>
      <text:list xml:id="list3341704634" text:style-name="L3">
        <text:list-item>
          <text:p text:style-name="P17"><text:span text:style-name="T15">E</text:span><text:span text:style-name="T14">xtreme programming:</text:span></text:p>
        </text:list-item>
      </text:list>
      <text:p text:style-name="P16">I Extreme programming(XP) <text:span text:style-name="T21">har kunden en aktiv rolle i prosjektet</text:span>. Kunden kan være en eller flere<text:span text:style-name="T18">, </text:span>som er godt kjent med <text:span text:style-name="T19">virksomheten og hva som trengs, det oppfordres at kunden også er en sluttbruker</text:span>. <text:span text:style-name="T17">Kunden har ansvar om å sette kravene</text:span><text:span text:style-name="T19">(user stories), kvalitetskontrollere</text:span><text:span text:style-name="T17"> og </text:span><text:span text:style-name="T19">bestemme</text:span><text:span text:style-name="T17"> </text:span><text:span text:style-name="T19">prioriteringer</text:span><text:span text:style-name="T17"> for å styre prosjektet. </text:span><text:span text:style-name="T20">K</text:span><text:span text:style-name="T17">unden </text:span><text:span text:style-name="T20">skal</text:span><text:span text:style-name="T17"> alltid </text:span><text:span text:style-name="T20">være l</text:span><text:span text:style-name="T17">edig for å svare på spørsmål og gi tilbakemelding.</text:span></text:p>
      <text:list xml:id="list4149625384" text:style-name="L4">
        <text:list-item>
          <text:p text:style-name="P19"><text:span text:style-name="T9">Ikke smidig metodikk:</text:span></text:p>
        </text:list-item>
      </text:list>
      <text:p text:style-name="P23"><text:span text:style-name="T9">I </text:span><text:span text:style-name="T8">selskaper som ikke bruker smidig metodikk, så er </text:span><text:span text:style-name="T10">kundens deltakelse konsentrert til start og slutt av prosjektet. </text:span><text:span text:style-name="T11">Kunden er veldig involvert i starten når det skal fremmes prosjektets krav og hva målet er. Kunden kan også få mulighet til å være med på planleggingen og godkjenning av design og spesifikasjoner. Kunden er en viktig del av denne «Big Upfront» type utvikling der de deltar mye på starten for å så ha veldig begrenset deltakelse i midten av prosjektet, de må vente til prosjektet er fullført og da blir de bedt om å sjekke om produktet oppfyller kravene de brukte så mye tid på å definere på starten.</text:span></text:p>
      <text:list xml:id="list3809846829" text:style-name="L5">
        <text:list-item>
          <text:p text:style-name="P24"><text:span text:style-name="T11">C</text:span><text:span text:style-name="T8">ase-oppgaven</text:span></text:p>
        </text:list-item>
      </text:list>
      <text:p text:style-name="P25"><text:span text:style-name="T8">I prosjektet har vi hatt ukentlig kontakt med kunden hvor vi viste hvor langt vi hadde kommet, hva de likte og ikke, og hva det neste de ønsket utviklet var. I gruppen startet vi dagene med å kommunisere hva fokus vårt var og deretter samarbeidet vi tett, ofte på samme oppgave med par programmering da vi er nybegynnere. Vi hadde som poeng å følge det vi kunne om agile, men en tilpasset versjon.</text:span></text:p>
      <text:p text:style-name="P23"><text:span text:style-name="T10"/></text:p>
      <text:p text:style-name="P23"><text:span text:style-name="T10"/></text:p>
      <text:p text:style-name="P18"><text:span text:style-name="T9"/></text:p>
      <text:p text:style-name="P11"/>
      <text:p text:style-name="P11"/>
      <text:p text:style-name="P20"><text:soft-page-break/></text:p>
      <text:p text:style-name="P11"/>
      <text:p text:style-name="P11"/>
      <text:p text:style-name="P26">Oppgave 2b</text:p>
      <text:list xml:id="list983179530" text:style-name="L6">
        <text:list-item>
          <text:p text:style-name="P27">Modell 1:</text:p>
        </text:list-item>
      </text:list>
      <text:p text:style-name="P26">En fordel med denne modellen er at den er lett å lese og er delt inn i to lister: spillere og kategorier. Kategorilisten inneholder kategorinavnet, poengene som er tildelt i den kategorien, og hvilken del av Yatzy-poengarket de tilhører. Denne oppdelingen gjør modellen klar og enkel å forstå for andre som eventuelt måtte arbeide med den, enten det gjelder utvidelse eller vedlikehold. Hvis du skulle implementere 'view' og 'controller' med denne modellen, ville det være enkelt å få tilgang til den nødvendige informasjonen, og funksjonene ville bli tydeli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3T14:07:16.044000000</meta:creation-date>
    <meta:editing-duration>PT2H52M7S</meta:editing-duration>
    <meta:editing-cycles>17</meta:editing-cycles>
    <meta:generator>LibreOffice/7.3.3.2$Windows_X86_64 LibreOffice_project/d1d0ea68f081ee2800a922cac8f79445e4603348</meta:generator>
    <dc:date>2023-11-06T14:20:47.712000000</dc:date>
    <meta:document-statistic meta:table-count="0" meta:image-count="0" meta:object-count="0" meta:page-count="3" meta:paragraph-count="27" meta:word-count="711" meta:character-count="4342" meta:non-whitespace-character-count="3656"/>
  </office:meta>
</office:document-meta>
</file>